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tische Methode</text:p>
          </table:table-cell>
          <table:table-cell table:number-columns-repeated="4"/>
          <table:table-cell office:value-type="string" calcext:value-type="string">
            <text:p>dynamische Method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kel phi in grad</text:p>
          </table:table-cell>
          <table:table-cell office:value-type="string" calcext:value-type="string">
            <text:p>Kraft F in N</text:p>
          </table:table-cell>
          <table:table-cell office:value-type="string" calcext:value-type="string">
            <text:p>Abstand r in m</text:p>
          </table:table-cell>
          <table:table-cell table:style-name="ce1" office:value-type="string" calcext:value-type="string">
            <text:p>D in Nm (statisch)</text:p>
          </table:table-cell>
          <table:table-cell/>
          <table:table-cell office:value-type="string" calcext:value-type="string">
            <text:p>Abstand a in cm</text:p>
          </table:table-cell>
          <table:table-cell office:value-type="string" calcext:value-type="string">
            <text:p>Periodendauer T in s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53304" calcext:value-type="float">
            <text:p>0.02653304</text:p>
          </table:table-cell>
          <table:table-cell/>
          <table:table-cell table:style-name="ce2" office:value-type="float" office:value="2" calcext:value-type="float">
            <text:p>2.00</text:p>
          </table:table-cell>
          <table:table-cell table:style-name="ce2" office:value-type="float" office:value="12.87" calcext:value-type="float">
            <text:p>12.87</text:p>
          </table:table-cell>
          <table:table-cell table:formula="of:=[.G4]/5" office:value-type="float" office:value="2.574" calcext:value-type="float">
            <text:p>2.57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4" calcext:value-type="float">
            <text:p>4.00</text:p>
          </table:table-cell>
          <table:table-cell table:style-name="ce2" office:value-type="float" office:value="14.44" calcext:value-type="float">
            <text:p>14.44</text:p>
          </table:table-cell>
          <table:table-cell table:formula="of:=[.G5]/5" office:value-type="float" office:value="2.888" calcext:value-type="float">
            <text:p>2.888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" calcext:value-type="float">
            <text:p>0.3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6" calcext:value-type="float">
            <text:p>6.00</text:p>
          </table:table-cell>
          <table:table-cell table:style-name="ce2" office:value-type="float" office:value="16.6" calcext:value-type="float">
            <text:p>16.60</text:p>
          </table:table-cell>
          <table:table-cell table:formula="of:=[.G6]/5"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85969" calcext:value-type="float">
            <text:p>0.02785969</text:p>
          </table:table-cell>
          <table:table-cell/>
          <table:table-cell table:style-name="ce2" office:value-type="float" office:value="8" calcext:value-type="float">
            <text:p>8.00</text:p>
          </table:table-cell>
          <table:table-cell table:style-name="ce2" office:value-type="float" office:value="18.67" calcext:value-type="float">
            <text:p>18.67</text:p>
          </table:table-cell>
          <table:table-cell table:formula="of:=[.G7]/5" office:value-type="float" office:value="3.734" calcext:value-type="float">
            <text:p>3.73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" calcext:value-type="float">
            <text:p>0.5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20.87" calcext:value-type="float">
            <text:p>20.87</text:p>
          </table:table-cell>
          <table:table-cell table:formula="of:=[.G8]/5" office:value-type="float" office:value="4.174" calcext:value-type="float">
            <text:p>4.17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" calcext:value-type="float">
            <text:p>0.6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01185" calcext:value-type="float">
            <text:p>0.02601185</text:p>
          </table:table-cell>
          <table:table-cell/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22.91" calcext:value-type="float">
            <text:p>22.91</text:p>
          </table:table-cell>
          <table:table-cell table:formula="of:=[.G9]/5" office:value-type="float" office:value="4.582" calcext:value-type="float">
            <text:p>4.582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" calcext:value-type="float">
            <text:p>0.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95623" calcext:value-type="float">
            <text:p>0.02595623</text:p>
          </table:table-cell>
          <table:table-cell/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25.67" calcext:value-type="float">
            <text:p>25.67</text:p>
          </table:table-cell>
          <table:table-cell table:formula="of:=[.G10]/5" office:value-type="float" office:value="5.134" calcext:value-type="float">
            <text:p>5.13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" calcext:value-type="float">
            <text:p>0.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26956" calcext:value-type="float">
            <text:p>0.02526956</text:p>
          </table:table-cell>
          <table:table-cell/>
          <table:table-cell table:style-name="ce2" office:value-type="float" office:value="16" calcext:value-type="float">
            <text:p>16.00</text:p>
          </table:table-cell>
          <table:table-cell table:style-name="ce2" office:value-type="float" office:value="29.09" calcext:value-type="float">
            <text:p>29.09</text:p>
          </table:table-cell>
          <table:table-cell table:formula="of:=[.G11]/5" office:value-type="float" office:value="5.818" calcext:value-type="float">
            <text:p>5.81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18" calcext:value-type="float">
            <text:p>18.00</text:p>
          </table:table-cell>
          <table:table-cell table:style-name="ce2" office:value-type="float" office:value="31" calcext:value-type="float">
            <text:p>31.00</text:p>
          </table:table-cell>
          <table:table-cell table:formula="of:=[.G12]/5"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84387" calcext:value-type="float">
            <text:p>0.02584387</text:p>
          </table:table-cell>
          <table:table-cell/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33.53" calcext:value-type="float">
            <text:p>33.53</text:p>
          </table:table-cell>
          <table:table-cell table:formula="of:=[.G13]/5" office:value-type="float" office:value="6.706" calcext:value-type="float">
            <text:p>6.70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ttelwert</text:p>
          </table:table-cell>
          <table:table-cell table:style-name="ce1" table:formula="of:=AVERAGE([.D4:.D13])" office:value-type="float" office:value="0.026265878" calcext:value-type="float">
            <text:p>0.0262658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ndardabweichung</text:p>
          </table:table-cell>
          <table:table-cell table:style-name="ce1" table:formula="of:=1/(SQRT(10))*STDEV([.D4:.D13])" office:value-type="float" office:value="0.000257484260053136" calcext:value-type="float">
            <text:p>0.000257484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Gewicht G</text:p>
          </table:table-cell>
          <table:table-cell table:number-columns-repeated="2"/>
          <table:table-cell office:value-type="string" calcext:value-type="string">
            <text:p>Gewicht 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sse m_G </text:p>
          </table:table-cell>
          <table:table-cell office:value-type="string" calcext:value-type="string">
            <text:p>0.22343 kg</text:p>
          </table:table-cell>
          <table:table-cell/>
          <table:table-cell office:value-type="string" calcext:value-type="string">
            <text:p>Masse m_B</text:p>
          </table:table-cell>
          <table:table-cell office:value-type="string" calcext:value-type="string">
            <text:p>0.22250 kg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urchmesser</text:p>
          </table:table-cell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Durchmesser</text:p>
          </table:table-cell>
          <table:table-cell office:value-type="float" office:value="0.0346" calcext:value-type="float">
            <text:p>0.034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9" calcext:value-type="float">
            <text:p>0.034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8" calcext:value-type="float">
            <text:p>0.034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7" calcext:value-type="float">
            <text:p>0.034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65" calcext:value-type="float">
            <text:p>0.0346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20:.G24])" office:value-type="float" office:value="0.03446" calcext:value-type="float">
            <text:p>0.03446</text:p>
          </table:table-cell>
          <table:table-cell table:formula="of:=1/(SQRT(5))*STDEV([.G20:.G24])" office:value-type="float" office:value="0.0000244948974278325" calcext:value-type="float">
            <text:p>2.44948974278325E-005</text:p>
          </table:table-cell>
          <table:table-cell office:value-type="string" calcext:value-type="string">
            <text:p>Mittelwert</text:p>
          </table:table-cell>
          <table:table-cell table:formula="of:=AVERAGE([.J20:.J24])" office:value-type="float" office:value="0.03473" calcext:value-type="float">
            <text:p>0.03473</text:p>
          </table:table-cell>
          <table:table-cell table:formula="of:=1/(SQRT(5))*STDEV([.J20:.J24])" office:value-type="float" office:value="0.0000538516480713455" calcext:value-type="float">
            <text:p>5.38516480713455E-0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dius</text:p>
          </table:table-cell>
          <table:table-cell table:formula="of:=[.G25]/2" office:value-type="float" office:value="0.01723" calcext:value-type="float">
            <text:p>0.01723</text:p>
          </table:table-cell>
          <table:table-cell table:formula="of:=[.H25]/2" office:value-type="float" office:value="0.0000122474487139162" calcext:value-type="float">
            <text:p>1.22474487139162E-005</text:p>
          </table:table-cell>
          <table:table-cell office:value-type="string" calcext:value-type="string">
            <text:p>Radius</text:p>
          </table:table-cell>
          <table:table-cell table:formula="of:=[.J25]/2" office:value-type="float" office:value="0.017365" calcext:value-type="float">
            <text:p>0.017365</text:p>
          </table:table-cell>
          <table:table-cell table:formula="of:=[.K25]/2" office:value-type="float" office:value="0.0000269258240356727" calcext:value-type="float">
            <text:p>2.69258240356727E-00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Höhe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Höhe</text:p>
          </table:table-cell>
          <table:table-cell office:value-type="float" office:value="0.02975" calcext:value-type="float">
            <text:p>0.0297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2975" calcext:value-type="float">
            <text:p>0.02975</text:p>
          </table:table-cell>
          <table:table-cell table:number-columns-repeated="2"/>
          <table:table-cell office:value-type="float" office:value="0.0297" calcext:value-type="float">
            <text:p>0.02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0297" calcext:value-type="float">
            <text:p>0.0297</text:p>
          </table:table-cell>
          <table:table-cell table:number-columns-repeated="2"/>
          <table:table-cell office:value-type="float" office:value="0.02975" calcext:value-type="float">
            <text:p>0.029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28:.G30])" office:value-type="float" office:value="0.0297166666666667" calcext:value-type="float">
            <text:p>0.0297166667</text:p>
          </table:table-cell>
          <table:table-cell table:formula="of:=1/(SQRT(3))*STDEV([.G28:.G30])" office:value-type="float" office:value="0.0000166666666666671" calcext:value-type="float">
            <text:p>1.66666666666671E-005</text:p>
          </table:table-cell>
          <table:table-cell office:value-type="string" calcext:value-type="string">
            <text:p>Mittelwert</text:p>
          </table:table-cell>
          <table:table-cell table:formula="of:=AVERAGE([.J28:.J30])" office:value-type="float" office:value="0.0297333333333333" calcext:value-type="float">
            <text:p>0.0297333333</text:p>
          </table:table-cell>
          <table:table-cell table:formula="of:=1/(SQRT(3))*STDEV([.J28:.J30])" office:value-type="float" office:value="0.0000166666666666671" calcext:value-type="float">
            <text:p>1.66666666666671E-00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bmessungen Puppe: Mittelwerte berechn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me</text:p>
          </table:table-cell>
          <table:table-cell/>
          <table:table-cell office:value-type="string" calcext:value-type="string">
            <text:p>Beine</text:p>
          </table:table-cell>
          <table:table-cell/>
          <table:table-cell office:value-type="string" calcext:value-type="string">
            <text:p>Torso</text:p>
          </table:table-cell>
          <table:table-cell/>
          <table:table-cell office:value-type="string" calcext:value-type="string">
            <text:p>Ko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Breite</text:p>
          </table:table-cell>
          <table:table-cell table:number-columns-repeated="5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.6" calcext:value-type="float">
            <text:p>1.6</text:p>
          </table:table-cell>
          <table:table-cell office:value-type="float" office:value="14.27" calcext:value-type="float">
            <text:p>14.27</text:p>
          </table:table-cell>
          <table:table-cell office:value-type="float" office:value="2" calcext:value-type="float">
            <text:p>2</text:p>
          </table:table-cell>
          <table:table-cell office:value-type="float" office:value="9.72" calcext:value-type="float">
            <text:p>9.72</text:p>
          </table:table-cell>
          <table:table-cell office:value-type="float" office:value="3.6" calcext:value-type="float">
            <text:p>3.6</text:p>
          </table:table-cell>
          <table:table-cell office:value-type="float" office:value="4.65" calcext:value-type="float">
            <text:p>4.65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.65" calcext:value-type="float">
            <text:p>1.65</text:p>
          </table:table-cell>
          <table:table-cell office:value-type="float" office:value="9.85" calcext:value-type="float">
            <text:p>9.85</text:p>
          </table:table-cell>
          <table:table-cell office:value-type="float" office:value="3.7" calcext:value-type="float">
            <text:p>3.7</text:p>
          </table:table-cell>
          <table:table-cell office:value-type="float" office:value="4.63" calcext:value-type="float">
            <text:p>4.63</text:p>
          </table:table-cell>
          <table:table-cell office:value-type="float" office:value="2.52" calcext:value-type="float">
            <text:p>2.52</text:p>
          </table:table-cell>
          <table:table-cell table:number-columns-repeated="5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.15" calcext:value-type="float">
            <text:p>1.15</text:p>
          </table:table-cell>
          <table:table-cell office:value-type="float" office:value="14.68" calcext:value-type="float">
            <text:p>14.68</text:p>
          </table:table-cell>
          <table:table-cell office:value-type="float" office:value="1.63" calcext:value-type="float">
            <text:p>1.63</text:p>
          </table:table-cell>
          <table:table-cell office:value-type="float" office:value="9.78" calcext:value-type="float">
            <text:p>9.78</text:p>
          </table:table-cell>
          <table:table-cell office:value-type="float" office:value="3.9" calcext:value-type="float">
            <text:p>3.9</text:p>
          </table:table-cell>
          <table:table-cell office:value-type="float" office:value="4.64" calcext:value-type="float">
            <text:p>4.64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.6" calcext:value-type="float">
            <text:p>1.6</text:p>
          </table:table-cell>
          <table:table-cell office:value-type="float" office:value="14.72" calcext:value-type="float">
            <text:p>14.72</text:p>
          </table:table-cell>
          <table:table-cell office:value-type="float" office:value="2.01" calcext:value-type="float">
            <text:p>2.01</text:p>
          </table:table-cell>
          <table:table-cell office:value-type="float" office:value="9.69" calcext:value-type="float">
            <text:p>9.69</text:p>
          </table:table-cell>
          <table:table-cell office:value-type="float" office:value="4.18" calcext:value-type="float">
            <text:p>4.18</text:p>
          </table:table-cell>
          <table:table-cell office:value-type="float" office:value="4.64" calcext:value-type="float">
            <text:p>4.64</text:p>
          </table:table-cell>
          <table:table-cell office:value-type="float" office:value="2.81" calcext:value-type="float">
            <text:p>2.81</text:p>
          </table:table-cell>
          <table:table-cell table:number-columns-repeated="5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1.29" calcext:value-type="float">
            <text:p>1.29</text:p>
          </table:table-cell>
          <table:table-cell office:value-type="float" office:value="13.96" calcext:value-type="float">
            <text:p>13.96</text:p>
          </table:table-cell>
          <table:table-cell office:value-type="float" office:value="1.53" calcext:value-type="float">
            <text:p>1.53</text:p>
          </table:table-cell>
          <table:table-cell office:value-type="float" office:value="9.68" calcext:value-type="float">
            <text:p>9.68</text:p>
          </table:table-cell>
          <table:table-cell office:value-type="float" office:value="4.16" calcext:value-type="float">
            <text:p>4.16</text:p>
          </table:table-cell>
          <table:table-cell office:value-type="float" office:value="4.58" calcext:value-type="float">
            <text:p>4.58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.16" calcext:value-type="float">
            <text:p>1.16</text:p>
          </table:table-cell>
          <table:table-cell office:value-type="float" office:value="14.65" calcext:value-type="float">
            <text:p>14.65</text:p>
          </table:table-cell>
          <table:table-cell office:value-type="float" office:value="1.59" calcext:value-type="float">
            <text:p>1.59</text:p>
          </table:table-cell>
          <table:table-cell office:value-type="float" office:value="9.83" calcext:value-type="float">
            <text:p>9.83</text:p>
          </table:table-cell>
          <table:table-cell office:value-type="float" office:value="4.14" calcext:value-type="float">
            <text:p>4.14</text:p>
          </table:table-cell>
          <table:table-cell office:value-type="float" office:value="4.72" calcext:value-type="float">
            <text:p>4.72</text:p>
          </table:table-cell>
          <table:table-cell office:value-type="float" office:value="2.68" calcext:value-type="float">
            <text:p>2.6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formula="of:=AVERAGE([.A36:.A41])" office:value-type="float" office:value="13.7466666666667" calcext:value-type="float">
            <text:p>13.7466666667</text:p>
          </table:table-cell>
          <table:table-cell table:formula="of:=AVERAGE([.B36:.B41])" office:value-type="float" office:value="1.38333333333333" calcext:value-type="float">
            <text:p>1.3833333333</text:p>
          </table:table-cell>
          <table:table-cell table:formula="of:=AVERAGE([.C36:.C41])" office:value-type="float" office:value="14.38" calcext:value-type="float">
            <text:p>14.38</text:p>
          </table:table-cell>
          <table:table-cell table:formula="of:=AVERAGE([.D36:.D41])" office:value-type="float" office:value="1.735" calcext:value-type="float">
            <text:p>1.735</text:p>
          </table:table-cell>
          <table:table-cell table:formula="of:=AVERAGE([.E36:.E41])" office:value-type="float" office:value="9.75833333333333" calcext:value-type="float">
            <text:p>9.7583333333</text:p>
          </table:table-cell>
          <table:table-cell table:formula="of:=AVERAGE([.F36:.F41])" office:value-type="float" office:value="3.94666666666667" calcext:value-type="float">
            <text:p>3.9466666667</text:p>
          </table:table-cell>
          <table:table-cell table:formula="of:=AVERAGE([.G36:.G41])" office:value-type="float" office:value="4.64333333333333" calcext:value-type="float">
            <text:p>4.6433333333</text:p>
          </table:table-cell>
          <table:table-cell table:formula="of:=AVERAGE([.H36:.H41])" office:value-type="float" office:value="2.69833333333333" calcext:value-type="float">
            <text:p>2.6983333333</text:p>
          </table:table-cell>
          <table:table-cell office:value-type="string" calcext:value-type="string">
            <text:p>Mittelwert</text:p>
          </table:table-cell>
          <table:table-cell table:number-columns-repeated="4"/>
        </table:table-row>
        <table:table-row table:style-name="ro1">
          <table:table-cell table:formula="of:=1/SQRT(6)*STDEV([.A36:.A41])" office:value-type="float" office:value="0.0355590276082522" calcext:value-type="float">
            <text:p>0.0355590276</text:p>
          </table:table-cell>
          <table:table-cell table:formula="of:=1/SQRT(6)*STDEV([.B36:.B41])" office:value-type="float" office:value="0.0857386208841215" calcext:value-type="float">
            <text:p>0.0857386209</text:p>
          </table:table-cell>
          <table:table-cell table:formula="of:=1/SQRT(6)*STDEV([.C36:.C41])" office:value-type="float" office:value="0.142758537397943" calcext:value-type="float">
            <text:p>0.1427585374</text:p>
          </table:table-cell>
          <table:table-cell table:formula="of:=1/SQRT(6)*STDEV([.D36:.D41])" office:value-type="float" office:value="0.0870153243208727" calcext:value-type="float">
            <text:p>0.0870153243</text:p>
          </table:table-cell>
          <table:table-cell table:formula="of:=1/SQRT(6)*STDEV([.E36:.E41])" office:value-type="float" office:value="0.0295991741626538" calcext:value-type="float">
            <text:p>0.0295991742</text:p>
          </table:table-cell>
          <table:table-cell table:formula="of:=1/SQRT(6)*STDEV([.F36:.F41])" office:value-type="float" office:value="0.103365586364343" calcext:value-type="float">
            <text:p>0.1033655864</text:p>
          </table:table-cell>
          <table:table-cell table:formula="of:=1/SQRT(6)*STDEV([.G36:.G41])" office:value-type="float" office:value="0.0183787316694536" calcext:value-type="float">
            <text:p>0.0183787317</text:p>
          </table:table-cell>
          <table:table-cell table:formula="of:=1/SQRT(6)*STDEV([.H36:.H41])" office:value-type="float" office:value="0.17158897918508" calcext:value-type="float">
            <text:p>0.1715889792</text:p>
          </table:table-cell>
          <table:table-cell office:value-type="string" calcext:value-type="string">
            <text:p>Standardabweichung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formula="of:=2*PI()*([.B43]/200)^2*([.A43]/100)" office:value-type="float" office:value="0.000041321013289052" calcext:value-type="float">
            <text:p>0.000041321</text:p>
          </table:table-cell>
          <table:table-cell/>
          <table:table-cell table:formula="of:=2*PI()*([.D43]/200)^2*([.C43]/100)" office:value-type="float" office:value="0.0000679951163612403" calcext:value-type="float">
            <text:p>6.79951163612403E-005</text:p>
          </table:table-cell>
          <table:table-cell/>
          <table:table-cell table:formula="of:=PI()*([.F43]/200)^2*([.E43]/100)" office:value-type="float" office:value="0.000119378584684495" calcext:value-type="float">
            <text:p>0.0001193786</text:p>
          </table:table-cell>
          <table:table-cell/>
          <table:table-cell table:formula="of:=PI()*([.H43]/200)^2*([.G43]/100)" office:value-type="float" office:value="0.0000265528376321208" calcext:value-type="float">
            <text:p>2.65528376321208E-005</text:p>
          </table:table-cell>
          <table:table-cell/>
          <table:table-cell office:value-type="string" calcext:value-type="string">
            <text:p>Volumen Zylinder: pi r^2 * h</text:p>
          </table:table-cell>
          <table:table-cell table:number-columns-repeated="2"/>
          <table:table-cell office:value-type="string" calcext:value-type="string">
            <text:p>Gesamtvolumen:</text:p>
          </table:table-cell>
          <table:table-cell office:value-type="string" calcext:value-type="string">
            <text:p>Gesamtmasse:</text:p>
          </table:table-cell>
        </table:table-row>
        <table:table-row table:style-name="ro1">
          <table:table-cell table:formula="of:=[.A46]/[.L47]" office:value-type="float" office:value="0.161886031699959" calcext:value-type="float">
            <text:p>0.1618860317</text:p>
          </table:table-cell>
          <table:table-cell/>
          <table:table-cell table:formula="of:=[.C46]/[.L47]" office:value-type="float" office:value="0.26638890691518" calcext:value-type="float">
            <text:p>0.2663889069</text:p>
          </table:table-cell>
          <table:table-cell/>
          <table:table-cell table:formula="of:=[.E46]/[.L47]" office:value-type="float" office:value="0.467697275701873" calcext:value-type="float">
            <text:p>0.4676972757</text:p>
          </table:table-cell>
          <table:table-cell/>
          <table:table-cell table:formula="of:=[.G46]/[.L47]" office:value-type="float" office:value="0.104027785682988" calcext:value-type="float">
            <text:p>0.1040277857</text:p>
          </table:table-cell>
          <table:table-cell/>
          <table:table-cell office:value-type="string" calcext:value-type="string">
            <text:p>prozentualer Anteil am Gesamtvolumen</text:p>
          </table:table-cell>
          <table:table-cell table:number-columns-repeated="2"/>
          <table:table-cell table:formula="of:=[.A46]+[.C46]+[.E46]+[.G46]" office:value-type="float" office:value="0.000255247551966908" calcext:value-type="float">
            <text:p>0.0002552476</text:p>
          </table:table-cell>
          <table:table-cell office:value-type="float" office:value="0.16024" calcext:value-type="float">
            <text:p>0.16024</text:p>
          </table:table-cell>
        </table:table-row>
        <table:table-row table:style-name="ro1">
          <table:table-cell table:formula="of:=[.A47]*[.M47]" office:value-type="float" office:value="0.0259406177196015" calcext:value-type="float">
            <text:p>0.0259406177</text:p>
          </table:table-cell>
          <table:table-cell/>
          <table:table-cell table:formula="of:=[.C47]*[.M47]" office:value-type="float" office:value="0.0426861584440884" calcext:value-type="float">
            <text:p>0.0426861584</text:p>
          </table:table-cell>
          <table:table-cell/>
          <table:table-cell table:formula="of:=[.E47]*[.M47]" office:value-type="float" office:value="0.0749438114584681" calcext:value-type="float">
            <text:p>0.0749438115</text:p>
          </table:table-cell>
          <table:table-cell/>
          <table:table-cell table:formula="of:=[.G47]*[.M47]" office:value-type="float" office:value="0.0166694123778419" calcext:value-type="float">
            <text:p>0.0166694124</text:p>
          </table:table-cell>
          <table:table-cell/>
          <table:table-cell office:value-type="string" calcext:value-type="string">
            <text:p>Masse für dieses Körperteil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altung 1: angelegte Arme</text:p>
          </table:table-cell>
          <table:table-cell table:number-columns-repeated="2"/>
          <table:table-cell office:value-type="string" calcext:value-type="string">
            <text:p>Haltung 2: abgestreckte Arme</text:p>
          </table:table-cell>
          <table:table-cell table:number-columns-repeated="3"/>
          <table:table-cell office:value-type="string" calcext:value-type="string">
            <text:p>Zylinder 1</text:p>
          </table:table-cell>
          <table:table-cell/>
          <table:table-cell office:value-type="string" calcext:value-type="string">
            <text:p>Zylinde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/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 table:number-columns-repeated="2"/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 office:value-type="string" calcext:value-type="string">
            <text:p>5 T</text:p>
          </table:table-cell>
          <table:table-cell office:value-type="string" calcext:value-type="string">
            <text:p>1 T</text:p>
          </table:table-cell>
          <table:table-cell table:number-columns-repeated="2"/>
        </table:table-row>
        <table:table-row table:style-name="ro1">
          <table:table-cell office:value-type="float" office:value="2.01" calcext:value-type="float">
            <text:p>2.01</text:p>
          </table:table-cell>
          <table:table-cell table:formula="of:=[.A53]/5" office:value-type="float" office:value="0.402" calcext:value-type="float">
            <text:p>0.402</text:p>
          </table:table-cell>
          <table:table-cell/>
          <table:table-cell office:value-type="float" office:value="3.32" calcext:value-type="float">
            <text:p>3.32</text:p>
          </table:table-cell>
          <table:table-cell table:formula="of:=[.D53]/5" office:value-type="float" office:value="0.664" calcext:value-type="float">
            <text:p>0.664</text:p>
          </table:table-cell>
          <table:table-cell table:number-columns-repeated="2"/>
          <table:table-cell office:value-type="float" office:value="8.35" calcext:value-type="float">
            <text:p>8.35</text:p>
          </table:table-cell>
          <table:table-cell table:formula="of:=[.H53]/5" office:value-type="float" office:value="1.67" calcext:value-type="float">
            <text:p>1.67</text:p>
          </table:table-cell>
          <table:table-cell office:value-type="float" office:value="11.67" calcext:value-type="float">
            <text:p>11.67</text:p>
          </table:table-cell>
          <table:table-cell table:formula="of:=[.J53]/5" office:value-type="float" office:value="2.334" calcext:value-type="float">
            <text:p>2.334</text:p>
          </table:table-cell>
          <table:table-cell table:number-columns-repeated="2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[.A54]/5" office:value-type="float" office:value="0.366" calcext:value-type="float">
            <text:p>0.366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D54]/5" office:value-type="float" office:value="0.63" calcext:value-type="float">
            <text:p>0.63</text:p>
          </table:table-cell>
          <table:table-cell table:number-columns-repeated="2"/>
          <table:table-cell office:value-type="float" office:value="8.35" calcext:value-type="float">
            <text:p>8.35</text:p>
          </table:table-cell>
          <table:table-cell table:formula="of:=[.H54]/5" office:value-type="float" office:value="1.67" calcext:value-type="float">
            <text:p>1.67</text:p>
          </table:table-cell>
          <table:table-cell office:value-type="float" office:value="11.44" calcext:value-type="float">
            <text:p>11.44</text:p>
          </table:table-cell>
          <table:table-cell table:formula="of:=[.J54]/5" office:value-type="float" office:value="2.288" calcext:value-type="float">
            <text:p>2.288</text:p>
          </table:table-cell>
          <table:table-cell table:number-columns-repeated="2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[.A55]/5" office:value-type="float" office:value="0.366" calcext:value-type="float">
            <text:p>0.366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[.D55]/5" office:value-type="float" office:value="0.64" calcext:value-type="float">
            <text:p>0.64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table:formula="of:=[.H55]/5" office:value-type="float" office:value="1.66" calcext:value-type="float">
            <text:p>1.66</text:p>
          </table:table-cell>
          <table:table-cell office:value-type="float" office:value="11.84" calcext:value-type="float">
            <text:p>11.84</text:p>
          </table:table-cell>
          <table:table-cell table:formula="of:=[.J55]/5" office:value-type="float" office:value="2.368" calcext:value-type="float">
            <text:p>2.368</text:p>
          </table:table-cell>
          <table:table-cell table:number-columns-repeated="2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formula="of:=[.A56]/5" office:value-type="float" office:value="0.406" calcext:value-type="float">
            <text:p>0.406</text:p>
          </table:table-cell>
          <table:table-cell/>
          <table:table-cell office:value-type="float" office:value="3.24" calcext:value-type="float">
            <text:p>3.24</text:p>
          </table:table-cell>
          <table:table-cell table:formula="of:=[.D56]/5" office:value-type="float" office:value="0.648" calcext:value-type="float">
            <text:p>0.648</text:p>
          </table:table-cell>
          <table:table-cell table:number-columns-repeated="2"/>
          <table:table-cell office:value-type="float" office:value="8.33" calcext:value-type="float">
            <text:p>8.33</text:p>
          </table:table-cell>
          <table:table-cell table:formula="of:=[.H56]/5" office:value-type="float" office:value="1.666" calcext:value-type="float">
            <text:p>1.666</text:p>
          </table:table-cell>
          <table:table-cell office:value-type="float" office:value="11.75" calcext:value-type="float">
            <text:p>11.75</text:p>
          </table:table-cell>
          <table:table-cell table:formula="of:=[.J56]/5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[.A57]/5" office:value-type="float" office:value="0.352" calcext:value-type="float">
            <text:p>0.352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D57]/5" office:value-type="float" office:value="0.63" calcext:value-type="float">
            <text:p>0.63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table:formula="of:=[.H57]/5" office:value-type="float" office:value="1.658" calcext:value-type="float">
            <text:p>1.658</text:p>
          </table:table-cell>
          <table:table-cell office:value-type="float" office:value="11.64" calcext:value-type="float">
            <text:p>11.64</text:p>
          </table:table-cell>
          <table:table-cell table:formula="of:=[.J57]/5" office:value-type="float" office:value="2.328" calcext:value-type="float">
            <text:p>2.328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[.A58]/5" office:value-type="float" office:value="0.344" calcext:value-type="float">
            <text:p>0.344</text:p>
          </table:table-cell>
          <table:table-cell/>
          <table:table-cell office:value-type="float" office:value="3.26" calcext:value-type="float">
            <text:p>3.26</text:p>
          </table:table-cell>
          <table:table-cell table:formula="of:=[.D58]/5" office:value-type="float" office:value="0.652" calcext:value-type="float">
            <text:p>0.652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style-name="ce2" table:formula="of:=[.H58]/5" office:value-type="float" office:value="1.7" calcext:value-type="float">
            <text:p>1.70</text:p>
          </table:table-cell>
          <table:table-cell office:value-type="float" office:value="11.46" calcext:value-type="float">
            <text:p>11.46</text:p>
          </table:table-cell>
          <table:table-cell table:formula="of:=[.J58]/5" office:value-type="float" office:value="2.292" calcext:value-type="float">
            <text:p>2.292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[.A59]/5" office:value-type="float" office:value="0.352" calcext:value-type="float">
            <text:p>0.35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D59]/5" office:value-type="float" office:value="0.66" calcext:value-type="float">
            <text:p>0.66</text:p>
          </table:table-cell>
          <table:table-cell table:number-columns-repeated="2"/>
          <table:table-cell office:value-type="float" office:value="8.33" calcext:value-type="float">
            <text:p>8.33</text:p>
          </table:table-cell>
          <table:table-cell table:formula="of:=[.H59]/5" office:value-type="float" office:value="1.666" calcext:value-type="float">
            <text:p>1.666</text:p>
          </table:table-cell>
          <table:table-cell office:value-type="float" office:value="11.53" calcext:value-type="float">
            <text:p>11.53</text:p>
          </table:table-cell>
          <table:table-cell table:formula="of:=[.J59]/5" office:value-type="float" office:value="2.306" calcext:value-type="float">
            <text:p>2.306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A60]/5" office:value-type="float" office:value="0.34" calcext:value-type="float">
            <text:p>0.34</text:p>
          </table:table-cell>
          <table:table-cell/>
          <table:table-cell office:value-type="float" office:value="2.96" calcext:value-type="float">
            <text:p>2.96</text:p>
          </table:table-cell>
          <table:table-cell table:formula="of:=[.D60]/5" office:value-type="float" office:value="0.592" calcext:value-type="float">
            <text:p>0.592</text:p>
          </table:table-cell>
          <table:table-cell table:number-columns-repeated="2"/>
          <table:table-cell office:value-type="float" office:value="8.46" calcext:value-type="float">
            <text:p>8.46</text:p>
          </table:table-cell>
          <table:table-cell table:formula="of:=[.H60]/5" office:value-type="float" office:value="1.692" calcext:value-type="float">
            <text:p>1.692</text:p>
          </table:table-cell>
          <table:table-cell office:value-type="float" office:value="11.58" calcext:value-type="float">
            <text:p>11.58</text:p>
          </table:table-cell>
          <table:table-cell table:formula="of:=[.J60]/5" office:value-type="float" office:value="2.316" calcext:value-type="float">
            <text:p>2.316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61]/5" office:value-type="float" office:value="0.36" calcext:value-type="float">
            <text:p>0.36</text:p>
          </table:table-cell>
          <table:table-cell/>
          <table:table-cell office:value-type="float" office:value="3.13" calcext:value-type="float">
            <text:p>3.13</text:p>
          </table:table-cell>
          <table:table-cell table:formula="of:=[.D61]/5" office:value-type="float" office:value="0.626" calcext:value-type="float">
            <text:p>0.626</text:p>
          </table:table-cell>
          <table:table-cell table:number-columns-repeated="2"/>
          <table:table-cell office:value-type="float" office:value="8.46" calcext:value-type="float">
            <text:p>8.46</text:p>
          </table:table-cell>
          <table:table-cell table:formula="of:=[.H61]/5" office:value-type="float" office:value="1.692" calcext:value-type="float">
            <text:p>1.692</text:p>
          </table:table-cell>
          <table:table-cell office:value-type="float" office:value="11.75" calcext:value-type="float">
            <text:p>11.75</text:p>
          </table:table-cell>
          <table:table-cell table:formula="of:=[.J61]/5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5" office:value-type="float" office:value="0.4" calcext:value-type="float">
            <text:p>0.4</text:p>
          </table:table-cell>
          <table:table-cell/>
          <table:table-cell office:value-type="float" office:value="3.21" calcext:value-type="float">
            <text:p>3.21</text:p>
          </table:table-cell>
          <table:table-cell table:formula="of:=[.D62]/5" office:value-type="float" office:value="0.642" calcext:value-type="float">
            <text:p>0.642</text:p>
          </table:table-cell>
          <table:table-cell table:number-columns-repeated="2"/>
          <table:table-cell office:value-type="float" office:value="8.27" calcext:value-type="float">
            <text:p>8.27</text:p>
          </table:table-cell>
          <table:table-cell table:formula="of:=[.H62]/5" office:value-type="float" office:value="1.654" calcext:value-type="float">
            <text:p>1.654</text:p>
          </table:table-cell>
          <table:table-cell office:value-type="float" office:value="11.52" calcext:value-type="float">
            <text:p>11.52</text:p>
          </table:table-cell>
          <table:table-cell table:formula="of:=[.J62]/5" office:value-type="float" office:value="2.304" calcext:value-type="float">
            <text:p>2.30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formula="of:=AVERAGE([.A53:.A62])" office:value-type="float" office:value="1.844" calcext:value-type="float">
            <text:p>1.844</text:p>
          </table:table-cell>
          <table:table-cell table:formula="of:=AVERAGE([.B53:.B62])" office:value-type="float" office:value="0.3688" calcext:value-type="float">
            <text:p>0.3688</text:p>
          </table:table-cell>
          <table:table-cell/>
          <table:table-cell table:formula="of:=AVERAGE([.D53:.D62])" office:value-type="float" office:value="3.192" calcext:value-type="float">
            <text:p>3.192</text:p>
          </table:table-cell>
          <table:table-cell table:formula="of:=AVERAGE([.E53:.E62])" office:value-type="float" office:value="0.6384" calcext:value-type="float">
            <text:p>0.6384</text:p>
          </table:table-cell>
          <table:table-cell office:value-type="string" calcext:value-type="string">
            <text:p>Mittelwert</text:p>
          </table:table-cell>
          <table:table-cell/>
          <table:table-cell table:formula="of:=AVERAGE([.H53:.H62])" office:value-type="float" office:value="8.364" calcext:value-type="float">
            <text:p>8.364</text:p>
          </table:table-cell>
          <table:table-cell table:formula="of:=AVERAGE([.I53:.I62])" office:value-type="float" office:value="1.6728" calcext:value-type="float">
            <text:p>1.6728</text:p>
          </table:table-cell>
          <table:table-cell table:formula="of:=AVERAGE([.J53:.J62])" office:value-type="float" office:value="11.618" calcext:value-type="float">
            <text:p>11.618</text:p>
          </table:table-cell>
          <table:table-cell table:formula="of:=AVERAGE([.K53:.K62])" office:value-type="float" office:value="2.3236" calcext:value-type="float">
            <text:p>2.3236</text:p>
          </table:table-cell>
          <table:table-cell office:value-type="string" calcext:value-type="string">
            <text:p>Mittelwert</text:p>
          </table:table-cell>
          <table:table-cell/>
        </table:table-row>
        <table:table-row table:style-name="ro1">
          <table:table-cell table:formula="of:=1/SQRT(10)*STDEV([.A53:.A62])" office:value-type="float" office:value="0.0393050745946231" calcext:value-type="float">
            <text:p>0.0393050746</text:p>
          </table:table-cell>
          <table:table-cell table:formula="of:=1/SQRT(10)*STDEV([.B53:.B62])" office:value-type="float" office:value="0.00786101491892463" calcext:value-type="float">
            <text:p>0.0078610149</text:p>
          </table:table-cell>
          <table:table-cell/>
          <table:table-cell table:formula="of:=1/SQRT(10)*STDEV([.D53:.D62])" office:value-type="float" office:value="0.0327549826574353" calcext:value-type="float">
            <text:p>0.0327549827</text:p>
          </table:table-cell>
          <table:table-cell table:formula="of:=1/SQRT(10)*STDEV([.E53:.E62])" office:value-type="float" office:value="0.00655099653148706" calcext:value-type="float">
            <text:p>0.0065509965</text:p>
          </table:table-cell>
          <table:table-cell office:value-type="string" calcext:value-type="string">
            <text:p>Standardabweichung</text:p>
          </table:table-cell>
          <table:table-cell/>
          <table:table-cell table:formula="of:=1/SQRT(10)*STDEV([.H53:.H62])" office:value-type="float" office:value="0.0253946626063213" calcext:value-type="float">
            <text:p>0.0253946626</text:p>
          </table:table-cell>
          <table:table-cell table:formula="of:=1/SQRT(10)*STDEV([.I53:.I62])" office:value-type="float" office:value="0.00507893252126426" calcext:value-type="float">
            <text:p>0.0050789325</text:p>
          </table:table-cell>
          <table:table-cell table:formula="of:=1/SQRT(10)*STDEV([.J53:.J62])" office:value-type="float" office:value="0.0425258091568455" calcext:value-type="float">
            <text:p>0.0425258092</text:p>
          </table:table-cell>
          <table:table-cell table:formula="of:=1/SQRT(10)*STDEV([.K53:.K62])" office:value-type="float" office:value="0.0085051618313691" calcext:value-type="float">
            <text:p>0.0085051618</text:p>
          </table:table-cell>
          <table:table-cell office:value-type="string" calcext:value-type="string">
            <text:p>Standardabweichung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Durchmesser</text:p>
          </table:table-cell>
          <table:table-cell office:value-type="float" office:value="7.97" calcext:value-type="float">
            <text:p>7.97</text:p>
          </table:table-cell>
          <table:table-cell table:formula="of:=[.H68]/2" office:value-type="float" office:value="3.985" calcext:value-type="float">
            <text:p>3.985</text:p>
          </table:table-cell>
          <table:table-cell office:value-type="float" office:value="8.01" calcext:value-type="float">
            <text:p>8.01</text:p>
          </table:table-cell>
          <table:table-cell table:formula="of:=[.J68]/2" office:value-type="float" office:value="4.005" calcext:value-type="float">
            <text:p>4.0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.94" calcext:value-type="float">
            <text:p>7.94</text:p>
          </table:table-cell>
          <table:table-cell table:formula="of:=[.H69]/2" office:value-type="float" office:value="3.97" calcext:value-type="float">
            <text:p>3.97</text:p>
          </table:table-cell>
          <table:table-cell office:value-type="float" office:value="8.01" calcext:value-type="float">
            <text:p>8.01</text:p>
          </table:table-cell>
          <table:table-cell table:formula="of:=[.J69]/2" office:value-type="float" office:value="4.005" calcext:value-type="float">
            <text:p>4.0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.945" calcext:value-type="float">
            <text:p>7.945</text:p>
          </table:table-cell>
          <table:table-cell table:formula="of:=[.H70]/2" office:value-type="float" office:value="3.9725" calcext:value-type="float">
            <text:p>3.9725</text:p>
          </table:table-cell>
          <table:table-cell office:value-type="float" office:value="8" calcext:value-type="float">
            <text:p>8</text:p>
          </table:table-cell>
          <table:table-cell table:formula="of:=[.J70]/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ittelwert</text:p>
          </table:table-cell>
          <table:table-cell table:formula="of:=AVERAGE([.H68:.H70])" office:value-type="float" office:value="7.95166666666667" calcext:value-type="float">
            <text:p>7.9516666667</text:p>
          </table:table-cell>
          <table:table-cell table:formula="of:=AVERAGE([.I68:.I70])" office:value-type="float" office:value="3.97583333333333" calcext:value-type="float">
            <text:p>3.9758333333</text:p>
          </table:table-cell>
          <table:table-cell table:formula="of:=AVERAGE([.J68:.J70])" office:value-type="float" office:value="8.00666666666667" calcext:value-type="float">
            <text:p>8.0066666667</text:p>
          </table:table-cell>
          <table:table-cell table:formula="of:=AVERAGE([.K68:.K70])" office:value-type="float" office:value="4.00333333333333" calcext:value-type="float">
            <text:p>4.00333333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ndardabweichung</text:p>
          </table:table-cell>
          <table:table-cell table:formula="of:=1/SQRT(3)*STDEV([.H68:.H70])" office:value-type="float" office:value="0.00927960727138317" calcext:value-type="float">
            <text:p>0.0092796073</text:p>
          </table:table-cell>
          <table:table-cell table:formula="of:=1/SQRT(3)*STDEV([.I68:.I70])" office:value-type="float" office:value="0.00463980363569159" calcext:value-type="float">
            <text:p>0.0046398036</text:p>
          </table:table-cell>
          <table:table-cell table:formula="of:=1/SQRT(3)*STDEV([.J68:.J70])" office:value-type="float" office:value="0.00333333333333326" calcext:value-type="float">
            <text:p>0.0033333333</text:p>
          </table:table-cell>
          <table:table-cell table:formula="of:=1/SQRT(3)*STDEV([.K68:.K70])" office:value-type="float" office:value="0.00166666666666663" calcext:value-type="float">
            <text:p>0.001666666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72]/2" office:value-type="float" office:value="0.00463980363569159" calcext:value-type="float">
            <text:p>0.0046398036</text:p>
          </table:table-cell>
          <table:table-cell table:number-columns-repeated="4"/>
          <table:table-cell office:value-type="string" calcext:value-type="string">
            <text:p>wenn man vom Durchmesser mit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dius</text:p>
          </table:table-cell>
          <table:table-cell table:formula="of:=[.H71]/2" office:value-type="float" office:value="3.97583333333333" calcext:value-type="float">
            <text:p>3.9758333333</text:p>
          </table:table-cell>
          <table:table-cell table:number-columns-repeated="4"/>
          <table:table-cell office:value-type="string" calcext:value-type="string">
            <text:p>Standardabweichung die Hälfte 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immt, kann man einfach die 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andardabweichung halbieren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öhe</text:p>
          </table:table-cell>
          <table:table-cell office:value-type="float" office:value="13.98" calcext:value-type="float">
            <text:p>13.98</text:p>
          </table:table-cell>
          <table:table-cell/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4.01" calcext:value-type="float">
            <text:p>14.01</text:p>
          </table:table-cell>
          <table:table-cell/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4.01" calcext:value-type="float">
            <text:p>14.01</text:p>
          </table:table-cell>
          <table:table-cell/>
          <table:table-cell office:value-type="float" office:value="13.97" calcext:value-type="float">
            <text:p>13.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ittelwert</text:p>
          </table:table-cell>
          <table:table-cell table:formula="of:=AVERAGE([.H77:.H79])" office:value-type="float" office:value="14" calcext:value-type="float">
            <text:p>14</text:p>
          </table:table-cell>
          <table:table-cell/>
          <table:table-cell table:formula="of:=AVERAGE([.J77:.J79])" office:value-type="float" office:value="13.9566666666667" calcext:value-type="float">
            <text:p>13.95666666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tandardabweichung</text:p>
          </table:table-cell>
          <table:table-cell table:formula="of:=1/SQRT(3)*STDEV([.H77:.H79])" office:value-type="float" office:value="0.00999999999999979" calcext:value-type="float">
            <text:p>0.01</text:p>
          </table:table-cell>
          <table:table-cell/>
          <table:table-cell table:formula="of:=1/SQRT(3)*STDEV([.J77:.J79])" office:value-type="float" office:value="0.00666666666666712" calcext:value-type="float">
            <text:p>0.00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5:50:28.190181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19T13:05:39.262283344</meta:creation-date>
    <dc:date>2016-01-22T18:32:19.737956472</dc:date>
    <dc:creator>Annika </dc:creator>
    <meta:editing-duration>PT8H45M1S</meta:editing-duration>
    <meta:editing-cycles>36</meta:editing-cycles>
    <meta:generator>LibreOffice/4.4.3.2$Linux_X86_64 LibreOffice_project/40m0$Build-2</meta:generator>
    <meta:document-statistic meta:table-count="1" meta:cell-count="381" meta:object-count="0"/>
  </office:meta>
</office:document-meta>
</file>